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71e54"/>
    </style:style>
    <style:style style:name="T1" style:family="text">
      <style:text-properties officeooo:rsid="00071e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mending the database will be dealt with through the website itself, correct user credentials are to be verified by a script yet to be incorporated. There are four files involved with amending the database so far.:</text:span></text:p>
      <text:p text:style-name="P1"><text:span text:style-name="T1">walkedit.php – Selection page for adding or deleting walks.</text:span></text:p>
      <text:p text:style-name="P1"><text:span text:style-name="T1">Remove.php – Drop down selector populated from the database.</text:span></text:p>
      <text:p text:style-name="P1"><text:span text:style-name="T1">Removeconfirm.php – full walk details links to other database options or submit button to confirm.</text:span></text:p>
      <text:p text:style-name="P1"><text:span text:style-name="T1">removeconfirmed.php – completion of the request, delete the relevant entry in the database.</text:span></text:p>
      <text:p text:style-name="P1"><text:span text:style-name="T1"/></text:p>
      <text:p text:style-name="P1"><text:span text:style-name="T1">Variable $id is passed between pages to track selection using the post metho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icsloth </meta:initial-creator>
    <meta:creation-date>2013-10-13T19:26:38</meta:creation-date>
    <dc:date>2013-10-13T19:32:40</dc:date>
    <dc:creator>Manicsloth </dc:creator>
    <meta:editing-duration>P0D</meta:editing-duration>
    <meta:editing-cycles>1</meta:editing-cycles>
    <meta:document-statistic meta:table-count="0" meta:image-count="0" meta:object-count="0" meta:page-count="1" meta:paragraph-count="6" meta:word-count="91" meta:character-count="600" meta:non-whitespace-character-count="511"/>
    <meta:generator>LibreOffice/4.0.2.2$Linux_X86_64 LibreOffice_project/400m0$Build-2</meta:generator>
  </office:meta>
</office:document-meta>
</file>